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6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1.8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0_5_05" table:style-name="ta1">
        <table:shapes>
          <draw:frame draw:z-index="0" draw:style-name="gr1" draw:text-style-name="P1" svg:width="15.997cm" svg:height="9.001cm" svg:x="12.267cm" svg:y="0.662cm">
            <draw:object draw:notify-on-update-of-ranges="results_0_5_05.A1:results_0_5_05.A1 results_0_5_05.A2:results_0_5_05.A101 results_0_5_05.B1:results_0_5_05.B1 results_0_5_05.B2:results_0_5_05.B101 results_0_5_05.A1:results_0_5_05.A1 results_0_5_05.A2:results_0_5_05.A101 results_0_5_05.C1:results_0_5_05.C1 results_0_5_05.C2:results_0_5_05.C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_TR</text:p>
          </table:table-cell>
          <table:table-cell office:value-type="string" calcext:value-type="string">
            <text:p>Identité</text:p>
          </table:table-cell>
          <table:table-cell office:value-type="string" calcext:value-type="string">
            <text:p>Technique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b_notes</text:p>
          </table:table-cell>
          <table:table-cell office:value-type="string" calcext:value-type="string">
            <text:p>repartition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992" calcext:value-type="float">
            <text:p>0,9992</text:p>
          </table:table-cell>
          <table:table-cell office:value-type="float" office:value="1.29059" calcext:value-type="float">
            <text:p>1,29059</text:p>
          </table:table-cell>
          <table:table-cell office:value-type="float" office:value="6.135514" calcext:value-type="float">
            <text:p>6,135514</text:p>
          </table:table-cell>
          <table:table-cell office:value-type="float" office:value="180" calcext:value-type="float">
            <text:p>180</text:p>
          </table:table-cell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598" calcext:value-type="float">
            <text:p>2,598</text:p>
          </table:table-cell>
          <table:table-cell office:value-type="float" office:value="2.597325" calcext:value-type="float">
            <text:p>2,597325</text:p>
          </table:table-cell>
          <table:table-cell office:value-type="float" office:value="5.809524" calcext:value-type="float">
            <text:p>5,809524</text:p>
          </table:table-cell>
          <table:table-cell office:value-type="float" office:value="176" calcext:value-type="float">
            <text:p>176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979" calcext:value-type="float">
            <text:p>1,0979</text:p>
          </table:table-cell>
          <table:table-cell office:value-type="float" office:value="1.360656" calcext:value-type="float">
            <text:p>1,360656</text:p>
          </table:table-cell>
          <table:table-cell office:value-type="float" office:value="5.774648" calcext:value-type="float">
            <text:p>5,774648</text:p>
          </table:table-cell>
          <table:table-cell office:value-type="float" office:value="177" calcext:value-type="float">
            <text:p>17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535" calcext:value-type="float">
            <text:p>1,3535</text:p>
          </table:table-cell>
          <table:table-cell office:value-type="float" office:value="1.176377" calcext:value-type="float">
            <text:p>1,176377</text:p>
          </table:table-cell>
          <table:table-cell office:value-type="float" office:value="6.446078" calcext:value-type="float">
            <text:p>6,446078</text:p>
          </table:table-cell>
          <table:table-cell office:value-type="float" office:value="179" calcext:value-type="float">
            <text:p>179</text:p>
          </table:table-cell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169" calcext:value-type="float">
            <text:p>1,1169</text:p>
          </table:table-cell>
          <table:table-cell office:value-type="float" office:value="1.083164" calcext:value-type="float">
            <text:p>1,083164</text:p>
          </table:table-cell>
          <table:table-cell office:value-type="float" office:value="5.338461" calcext:value-type="float">
            <text:p>5,338461</text:p>
          </table:table-cell>
          <table:table-cell office:value-type="float" office:value="157" calcext:value-type="float">
            <text:p>157</text:p>
          </table:table-cell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847" calcext:value-type="float">
            <text:p>1,6847</text:p>
          </table:table-cell>
          <table:table-cell office:value-type="float" office:value="1.234616" calcext:value-type="float">
            <text:p>1,234616</text:p>
          </table:table-cell>
          <table:table-cell office:value-type="float" office:value="6.247787" calcext:value-type="float">
            <text:p>6,247787</text:p>
          </table:table-cell>
          <table:table-cell office:value-type="float" office:value="187" calcext:value-type="float">
            <text:p>187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777" calcext:value-type="float">
            <text:p>1,1777</text:p>
          </table:table-cell>
          <table:table-cell office:value-type="float" office:value="1.125208" calcext:value-type="float">
            <text:p>1,125208</text:p>
          </table:table-cell>
          <table:table-cell office:value-type="float" office:value="7.063063" calcext:value-type="float">
            <text:p>7,063063</text:p>
          </table:table-cell>
          <table:table-cell office:value-type="float" office:value="201" calcext:value-type="float">
            <text:p>201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509" calcext:value-type="float">
            <text:p>1,4509</text:p>
          </table:table-cell>
          <table:table-cell office:value-type="float" office:value="1.452831" calcext:value-type="float">
            <text:p>1,452831</text:p>
          </table:table-cell>
          <table:table-cell office:value-type="float" office:value="6.813131" calcext:value-type="float">
            <text:p>6,813131</text:p>
          </table:table-cell>
          <table:table-cell office:value-type="float" office:value="183" calcext:value-type="float">
            <text:p>183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58" calcext:value-type="float">
            <text:p>1,658</text:p>
          </table:table-cell>
          <table:table-cell office:value-type="float" office:value="1.761594" calcext:value-type="float">
            <text:p>1,761594</text:p>
          </table:table-cell>
          <table:table-cell office:value-type="float" office:value="6.023585" calcext:value-type="float">
            <text:p>6,023585</text:p>
          </table:table-cell>
          <table:table-cell office:value-type="float" office:value="182" calcext:value-type="float">
            <text:p>182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049" calcext:value-type="float">
            <text:p>0,9049</text:p>
          </table:table-cell>
          <table:table-cell office:value-type="float" office:value="1.138929" calcext:value-type="float">
            <text:p>1,138929</text:p>
          </table:table-cell>
          <table:table-cell office:value-type="float" office:value="6.138393" calcext:value-type="float">
            <text:p>6,138393</text:p>
          </table:table-cell>
          <table:table-cell office:value-type="float" office:value="186" calcext:value-type="float">
            <text:p>186</text:p>
          </table:table-cell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54" calcext:value-type="float">
            <text:p>1,354</text:p>
          </table:table-cell>
          <table:table-cell office:value-type="float" office:value="1.139518" calcext:value-type="float">
            <text:p>1,139518</text:p>
          </table:table-cell>
          <table:table-cell office:value-type="float" office:value="5.708134" calcext:value-type="float">
            <text:p>5,708134</text:p>
          </table:table-cell>
          <table:table-cell office:value-type="float" office:value="171" calcext:value-type="float">
            <text:p>171</text:p>
          </table:table-cell>
          <table:table-cell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5726" calcext:value-type="float">
            <text:p>1,5726</text:p>
          </table:table-cell>
          <table:table-cell office:value-type="float" office:value="1.380764" calcext:value-type="float">
            <text:p>1,380764</text:p>
          </table:table-cell>
          <table:table-cell office:value-type="float" office:value="5.916667" calcext:value-type="float">
            <text:p>5,916667</text:p>
          </table:table-cell>
          <table:table-cell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11" calcext:value-type="float">
            <text:p>1,111</text:p>
          </table:table-cell>
          <table:table-cell office:value-type="float" office:value="1.222798" calcext:value-type="float">
            <text:p>1,222798</text:p>
          </table:table-cell>
          <table:table-cell office:value-type="float" office:value="5.994898" calcext:value-type="float">
            <text:p>5,994898</text:p>
          </table:table-cell>
          <table:table-cell office:value-type="float" office:value="167" calcext:value-type="float">
            <text:p>167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223" calcext:value-type="float">
            <text:p>1,3223</text:p>
          </table:table-cell>
          <table:table-cell office:value-type="float" office:value="1.252713" calcext:value-type="float">
            <text:p>1,252713</text:p>
          </table:table-cell>
          <table:table-cell office:value-type="float" office:value="5.954315" calcext:value-type="float">
            <text:p>5,954315</text:p>
          </table:table-cell>
          <table:table-cell office:value-type="float" office:value="168" calcext:value-type="float">
            <text:p>168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369" calcext:value-type="float">
            <text:p>0,9369</text:p>
          </table:table-cell>
          <table:table-cell office:value-type="float" office:value="1.379216" calcext:value-type="float">
            <text:p>1,379216</text:p>
          </table:table-cell>
          <table:table-cell office:value-type="float" office:value="6.638393" calcext:value-type="float">
            <text:p>6,638393</text:p>
          </table:table-cell>
          <table:table-cell office:value-type="float" office:value="192" calcext:value-type="float">
            <text:p>192</text:p>
          </table:table-cell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52" calcext:value-type="float">
            <text:p>1,152</text:p>
          </table:table-cell>
          <table:table-cell office:value-type="float" office:value="1.209574" calcext:value-type="float">
            <text:p>1,209574</text:p>
          </table:table-cell>
          <table:table-cell office:value-type="float" office:value="6.511312" calcext:value-type="float">
            <text:p>6,511312</text:p>
          </table:table-cell>
          <table:table-cell office:value-type="float" office:value="196" calcext:value-type="float">
            <text:p>196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336" calcext:value-type="float">
            <text:p>1,0336</text:p>
          </table:table-cell>
          <table:table-cell office:value-type="float" office:value="1.142581" calcext:value-type="float">
            <text:p>1,142581</text:p>
          </table:table-cell>
          <table:table-cell office:value-type="float" office:value="5.808824" calcext:value-type="float">
            <text:p>5,808824</text:p>
          </table:table-cell>
          <table:table-cell office:value-type="float" office:value="171" calcext:value-type="float">
            <text:p>171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646" calcext:value-type="float">
            <text:p>1,3646</text:p>
          </table:table-cell>
          <table:table-cell office:value-type="float" office:value="1.326818" calcext:value-type="float">
            <text:p>1,326818</text:p>
          </table:table-cell>
          <table:table-cell office:value-type="float" office:value="6.195745" calcext:value-type="float">
            <text:p>6,195745</text:p>
          </table:table-cell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477" calcext:value-type="float">
            <text:p>1,3477</text:p>
          </table:table-cell>
          <table:table-cell office:value-type="float" office:value="1.244001" calcext:value-type="float">
            <text:p>1,244001</text:p>
          </table:table-cell>
          <table:table-cell office:value-type="float" office:value="6.115741" calcext:value-type="float">
            <text:p>6,115741</text:p>
          </table:table-cell>
          <table:table-cell office:value-type="float" office:value="187" calcext:value-type="float">
            <text:p>187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855" calcext:value-type="float">
            <text:p>1,1855</text:p>
          </table:table-cell>
          <table:table-cell office:value-type="float" office:value="1.099662" calcext:value-type="float">
            <text:p>1,099662</text:p>
          </table:table-cell>
          <table:table-cell office:value-type="float" office:value="5.923077" calcext:value-type="float">
            <text:p>5,923077</text:p>
          </table:table-cell>
          <table:table-cell office:value-type="float" office:value="165" calcext:value-type="float">
            <text:p>165</text:p>
          </table:table-cell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927" calcext:value-type="float">
            <text:p>1,1927</text:p>
          </table:table-cell>
          <table:table-cell office:value-type="float" office:value="1.21518" calcext:value-type="float">
            <text:p>1,21518</text:p>
          </table:table-cell>
          <table:table-cell office:value-type="float" office:value="5.855721" calcext:value-type="float">
            <text:p>5,855721</text:p>
          </table:table-cell>
          <table:table-cell office:value-type="float" office:value="173" calcext:value-type="float">
            <text:p>173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172" calcext:value-type="float">
            <text:p>1,2172</text:p>
          </table:table-cell>
          <table:table-cell office:value-type="float" office:value="1.12924" calcext:value-type="float">
            <text:p>1,12924</text:p>
          </table:table-cell>
          <table:table-cell office:value-type="float" office:value="6.603448" calcext:value-type="float">
            <text:p>6,603448</text:p>
          </table:table-cell>
          <table:table-cell office:value-type="float" office:value="191" calcext:value-type="float">
            <text:p>19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866" calcext:value-type="float">
            <text:p>1,0866</text:p>
          </table:table-cell>
          <table:table-cell office:value-type="float" office:value="1.168549" calcext:value-type="float">
            <text:p>1,168549</text:p>
          </table:table-cell>
          <table:table-cell office:value-type="float" office:value="6.631179" calcext:value-type="float">
            <text:p>6,631179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</table:table-row>
        <table:table-row table:style-name="ro1">
          <table:table-cell table:number-columns-repeated="2" office:value-type="float" office:value="1.2272" calcext:value-type="float">
            <text:p>1,2272</text:p>
          </table:table-cell>
          <table:table-cell office:value-type="float" office:value="1.116665" calcext:value-type="float">
            <text:p>1,116665</text:p>
          </table:table-cell>
          <table:table-cell office:value-type="float" office:value="5.531401" calcext:value-type="float">
            <text:p>5,531401</text:p>
          </table:table-cell>
          <table:table-cell office:value-type="float" office:value="175" calcext:value-type="float">
            <text:p>175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Column 1</text:p>
          </table:table-cell>
          <table:table-cell table:formula="of:=CORREL([$results_0_5_05.$B$2:.$B$101]; [$results_0_5_05.$B$2:.$B$101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.0091" calcext:value-type="float">
            <text:p>1,0091</text:p>
          </table:table-cell>
          <table:table-cell office:value-type="float" office:value="1.121126" calcext:value-type="float">
            <text:p>1,121126</text:p>
          </table:table-cell>
          <table:table-cell office:value-type="float" office:value="5.929245" calcext:value-type="float">
            <text:p>5,929245</text:p>
          </table:table-cell>
          <table:table-cell office:value-type="float" office:value="170" calcext:value-type="float">
            <text:p>170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Column 2</text:p>
          </table:table-cell>
          <table:table-cell table:formula="of:=CORREL([$results_0_5_05.$B$2:.$B$101]; [$results_0_5_05.$C$2:.$C$101])" office:value-type="float" office:value="0.491184914826136" calcext:value-type="float">
            <text:p>0,491184914826136</text:p>
          </table:table-cell>
          <table:table-cell table:formula="of:=CORREL([$results_0_5_05.$C$2:.$C$101]; [$results_0_5_05.$C$2:.$C$101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.1967" calcext:value-type="float">
            <text:p>1,1967</text:p>
          </table:table-cell>
          <table:table-cell office:value-type="float" office:value="1.363256" calcext:value-type="float">
            <text:p>1,363256</text:p>
          </table:table-cell>
          <table:table-cell office:value-type="float" office:value="5.916667" calcext:value-type="float">
            <text:p>5,916667</text:p>
          </table:table-cell>
          <table:table-cell office:value-type="float" office:value="180" calcext:value-type="float">
            <text:p>180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737" calcext:value-type="float">
            <text:p>1,2737</text:p>
          </table:table-cell>
          <table:table-cell office:value-type="float" office:value="1.247199" calcext:value-type="float">
            <text:p>1,247199</text:p>
          </table:table-cell>
          <table:table-cell office:value-type="float" office:value="5.517544" calcext:value-type="float">
            <text:p>5,517544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76" calcext:value-type="float">
            <text:p>0,976</text:p>
          </table:table-cell>
          <table:table-cell office:value-type="float" office:value="1.359553" calcext:value-type="float">
            <text:p>1,359553</text:p>
          </table:table-cell>
          <table:table-cell office:value-type="float" office:value="5.959821" calcext:value-type="float">
            <text:p>5,959821</text:p>
          </table:table-cell>
          <table:table-cell office:value-type="float" office:value="189" calcext:value-type="float">
            <text:p>189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145" calcext:value-type="float">
            <text:p>1,6145</text:p>
          </table:table-cell>
          <table:table-cell office:value-type="float" office:value="1.287299" calcext:value-type="float">
            <text:p>1,287299</text:p>
          </table:table-cell>
          <table:table-cell office:value-type="float" office:value="5.440414" calcext:value-type="float">
            <text:p>5,440414</text:p>
          </table:table-cell>
          <table:table-cell office:value-type="float" office:value="162" calcext:value-type="float">
            <text:p>162</text:p>
          </table:table-cell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799" calcext:value-type="float">
            <text:p>1,0799</text:p>
          </table:table-cell>
          <table:table-cell office:value-type="float" office:value="1.143221" calcext:value-type="float">
            <text:p>1,143221</text:p>
          </table:table-cell>
          <table:table-cell office:value-type="float" office:value="5.894273" calcext:value-type="float">
            <text:p>5,894273</text:p>
          </table:table-cell>
          <table:table-cell office:value-type="float" office:value="180" calcext:value-type="float">
            <text:p>180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482" calcext:value-type="float">
            <text:p>0,9482</text:p>
          </table:table-cell>
          <table:table-cell office:value-type="float" office:value="1.293368" calcext:value-type="float">
            <text:p>1,293368</text:p>
          </table:table-cell>
          <table:table-cell office:value-type="float" office:value="6.312757" calcext:value-type="float">
            <text:p>6,312757</text:p>
          </table:table-cell>
          <table:table-cell office:value-type="float" office:value="202" calcext:value-type="float">
            <text:p>202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691" calcext:value-type="float">
            <text:p>1,0691</text:p>
          </table:table-cell>
          <table:table-cell office:value-type="float" office:value="1.264573" calcext:value-type="float">
            <text:p>1,264573</text:p>
          </table:table-cell>
          <table:table-cell office:value-type="float" office:value="5.179487" calcext:value-type="float">
            <text:p>5,179487</text:p>
          </table:table-cell>
          <table:table-cell office:value-type="float" office:value="159" calcext:value-type="float">
            <text:p>159</text:p>
          </table:table-cell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789" calcext:value-type="float">
            <text:p>1,2789</text:p>
          </table:table-cell>
          <table:table-cell office:value-type="float" office:value="1.190265" calcext:value-type="float">
            <text:p>1,190265</text:p>
          </table:table-cell>
          <table:table-cell office:value-type="float" office:value="5.774648" calcext:value-type="float">
            <text:p>5,774648</text:p>
          </table:table-cell>
          <table:table-cell office:value-type="float" office:value="177" calcext:value-type="float">
            <text:p>177</text:p>
          </table:table-cell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011" calcext:value-type="float">
            <text:p>1,0011</text:p>
          </table:table-cell>
          <table:table-cell office:value-type="float" office:value="1.074663" calcext:value-type="float">
            <text:p>1,074663</text:p>
          </table:table-cell>
          <table:table-cell office:value-type="float" office:value="6.124424" calcext:value-type="float">
            <text:p>6,124424</text:p>
          </table:table-cell>
          <table:table-cell office:value-type="float" office:value="183" calcext:value-type="float">
            <text:p>183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247" calcext:value-type="float">
            <text:p>1,0247</text:p>
          </table:table-cell>
          <table:table-cell office:value-type="float" office:value="1.198809" calcext:value-type="float">
            <text:p>1,198809</text:p>
          </table:table-cell>
          <table:table-cell office:value-type="float" office:value="6.084507" calcext:value-type="float">
            <text:p>6,08450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065" calcext:value-type="float">
            <text:p>1,2065</text:p>
          </table:table-cell>
          <table:table-cell office:value-type="float" office:value="1.242149" calcext:value-type="float">
            <text:p>1,242149</text:p>
          </table:table-cell>
          <table:table-cell office:value-type="float" office:value="6.029412" calcext:value-type="float">
            <text:p>6,029412</text:p>
          </table:table-cell>
          <table:table-cell office:value-type="float" office:value="179" calcext:value-type="float">
            <text:p>179</text:p>
          </table:table-cell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549" calcext:value-type="float">
            <text:p>1,4549</text:p>
          </table:table-cell>
          <table:table-cell office:value-type="float" office:value="1.18471" calcext:value-type="float">
            <text:p>1,18471</text:p>
          </table:table-cell>
          <table:table-cell office:value-type="float" office:value="6.099138" calcext:value-type="float">
            <text:p>6,099138</text:p>
          </table:table-cell>
          <table:table-cell office:value-type="float" office:value="185" calcext:value-type="float">
            <text:p>185</text:p>
          </table:table-cell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535" calcext:value-type="float">
            <text:p>1,0535</text:p>
          </table:table-cell>
          <table:table-cell office:value-type="float" office:value="1.340875" calcext:value-type="float">
            <text:p>1,340875</text:p>
          </table:table-cell>
          <table:table-cell office:value-type="float" office:value="5.902655" calcext:value-type="float">
            <text:p>5,902655</text:p>
          </table:table-cell>
          <table:table-cell office:value-type="float" office:value="184" calcext:value-type="float">
            <text:p>184</text:p>
          </table:table-cell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7585" calcext:value-type="float">
            <text:p>1,7585</text:p>
          </table:table-cell>
          <table:table-cell office:value-type="float" office:value="1.177555" calcext:value-type="float">
            <text:p>1,177555</text:p>
          </table:table-cell>
          <table:table-cell office:value-type="float" office:value="6.034782" calcext:value-type="float">
            <text:p>6,034782</text:p>
          </table:table-cell>
          <table:table-cell office:value-type="float" office:value="188" calcext:value-type="float">
            <text:p>188</text:p>
          </table:table-cell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113" calcext:value-type="float">
            <text:p>1,4113</text:p>
          </table:table-cell>
          <table:table-cell office:value-type="float" office:value="1.080942" calcext:value-type="float">
            <text:p>1,080942</text:p>
          </table:table-cell>
          <table:table-cell office:value-type="float" office:value="6.228724" calcext:value-type="float">
            <text:p>6,228724</text:p>
          </table:table-cell>
          <table:table-cell office:value-type="float" office:value="169" calcext:value-type="float">
            <text:p>169</text:p>
          </table:table-cell>
          <table:table-cell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34" calcext:value-type="float">
            <text:p>1,234</text:p>
          </table:table-cell>
          <table:table-cell office:value-type="float" office:value="1.32851" calcext:value-type="float">
            <text:p>1,32851</text:p>
          </table:table-cell>
          <table:table-cell office:value-type="float" office:value="6.075949" calcext:value-type="float">
            <text:p>6,075949</text:p>
          </table:table-cell>
          <table:table-cell office:value-type="float" office:value="196" calcext:value-type="float">
            <text:p>19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995" calcext:value-type="float">
            <text:p>0,9995</text:p>
          </table:table-cell>
          <table:table-cell office:value-type="float" office:value="1.341876" calcext:value-type="float">
            <text:p>1,341876</text:p>
          </table:table-cell>
          <table:table-cell office:value-type="float" office:value="5.940639" calcext:value-type="float">
            <text:p>5,940639</text:p>
          </table:table-cell>
          <table:table-cell office:value-type="float" office:value="181" calcext:value-type="float">
            <text:p>181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925" calcext:value-type="float">
            <text:p>1,925</text:p>
          </table:table-cell>
          <table:table-cell office:value-type="float" office:value="1.168296" calcext:value-type="float">
            <text:p>1,168296</text:p>
          </table:table-cell>
          <table:table-cell office:value-type="float" office:value="6.073394" calcext:value-type="float">
            <text:p>6,073394</text:p>
          </table:table-cell>
          <table:table-cell office:value-type="float" office:value="185" calcext:value-type="float">
            <text:p>185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8381" calcext:value-type="float">
            <text:p>1,8381</text:p>
          </table:table-cell>
          <table:table-cell office:value-type="float" office:value="1.21034" calcext:value-type="float">
            <text:p>1,21034</text:p>
          </table:table-cell>
          <table:table-cell office:value-type="float" office:value="7.054167" calcext:value-type="float">
            <text:p>7,054167</text:p>
          </table:table-cell>
          <table:table-cell office:value-type="float" office:value="212" calcext:value-type="float">
            <text:p>212</text:p>
          </table:table-cell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8" calcext:value-type="float">
            <text:p>0,98</text:p>
          </table:table-cell>
          <table:table-cell office:value-type="float" office:value="1.30506" calcext:value-type="float">
            <text:p>1,30506</text:p>
          </table:table-cell>
          <table:table-cell office:value-type="float" office:value="6.433884" calcext:value-type="float">
            <text:p>6,433884</text:p>
          </table:table-cell>
          <table:table-cell office:value-type="float" office:value="202" calcext:value-type="float">
            <text:p>202</text:p>
          </table:table-cell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778" calcext:value-type="float">
            <text:p>1,1778</text:p>
          </table:table-cell>
          <table:table-cell office:value-type="float" office:value="1.23491" calcext:value-type="float">
            <text:p>1,23491</text:p>
          </table:table-cell>
          <table:table-cell office:value-type="float" office:value="6.327273" calcext:value-type="float">
            <text:p>6,327273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371" calcext:value-type="float">
            <text:p>0,8371</text:p>
          </table:table-cell>
          <table:table-cell office:value-type="float" office:value="1.14945" calcext:value-type="float">
            <text:p>1,14945</text:p>
          </table:table-cell>
          <table:table-cell office:value-type="float" office:value="6.380753" calcext:value-type="float">
            <text:p>6,380753</text:p>
          </table:table-cell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864" calcext:value-type="float">
            <text:p>1,6864</text:p>
          </table:table-cell>
          <table:table-cell office:value-type="float" office:value="1.943381" calcext:value-type="float">
            <text:p>1,943381</text:p>
          </table:table-cell>
          <table:table-cell office:value-type="float" office:value="5.624365" calcext:value-type="float">
            <text:p>5,624365</text:p>
          </table:table-cell>
          <table:table-cell office:value-type="float" office:value="169" calcext:value-type="float">
            <text:p>169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332" calcext:value-type="float">
            <text:p>1,0332</text:p>
          </table:table-cell>
          <table:table-cell office:value-type="float" office:value="1.207857" calcext:value-type="float">
            <text:p>1,207857</text:p>
          </table:table-cell>
          <table:table-cell office:value-type="float" office:value="6.297521" calcext:value-type="float">
            <text:p>6,297521</text:p>
          </table:table-cell>
          <table:table-cell office:value-type="float" office:value="198" calcext:value-type="float">
            <text:p>198</text:p>
          </table:table-cell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506" calcext:value-type="float">
            <text:p>0,9506</text:p>
          </table:table-cell>
          <table:table-cell office:value-type="float" office:value="1.423515" calcext:value-type="float">
            <text:p>1,423515</text:p>
          </table:table-cell>
          <table:table-cell office:value-type="float" office:value="5.187845" calcext:value-type="float">
            <text:p>5,187845</text:p>
          </table:table-cell>
          <table:table-cell office:value-type="float" office:value="154" calcext:value-type="float">
            <text:p>154</text:p>
          </table:table-cell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205" calcext:value-type="float">
            <text:p>1,1205</text:p>
          </table:table-cell>
          <table:table-cell office:value-type="float" office:value="1.263538" calcext:value-type="float">
            <text:p>1,263538</text:p>
          </table:table-cell>
          <table:table-cell office:value-type="float" office:value="6.518072" calcext:value-type="float">
            <text:p>6,518072</text:p>
          </table:table-cell>
          <table:table-cell office:value-type="float" office:value="204" calcext:value-type="float">
            <text:p>204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614" calcext:value-type="float">
            <text:p>1,2614</text:p>
          </table:table-cell>
          <table:table-cell office:value-type="float" office:value="1.295758" calcext:value-type="float">
            <text:p>1,295758</text:p>
          </table:table-cell>
          <table:table-cell office:value-type="float" office:value="6.395745" calcext:value-type="float">
            <text:p>6,395745</text:p>
          </table:table-cell>
          <table:table-cell office:value-type="float" office:value="193" calcext:value-type="float">
            <text:p>193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096" calcext:value-type="float">
            <text:p>1,1096</text:p>
          </table:table-cell>
          <table:table-cell office:value-type="float" office:value="1.168557" calcext:value-type="float">
            <text:p>1,168557</text:p>
          </table:table-cell>
          <table:table-cell office:value-type="float" office:value="6.126316" calcext:value-type="float">
            <text:p>6,126316</text:p>
          </table:table-cell>
          <table:table-cell office:value-type="float" office:value="163" calcext:value-type="float">
            <text:p>163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025" calcext:value-type="float">
            <text:p>1,0025</text:p>
          </table:table-cell>
          <table:table-cell office:value-type="float" office:value="1.320084" calcext:value-type="float">
            <text:p>1,320084</text:p>
          </table:table-cell>
          <table:table-cell office:value-type="float" office:value="6.139535" calcext:value-type="float">
            <text:p>6,139535</text:p>
          </table:table-cell>
          <table:table-cell office:value-type="float" office:value="181" calcext:value-type="float">
            <text:p>181</text:p>
          </table:table-cell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7029" calcext:value-type="float">
            <text:p>1,7029</text:p>
          </table:table-cell>
          <table:table-cell office:value-type="float" office:value="1.327702" calcext:value-type="float">
            <text:p>1,327702</text:p>
          </table:table-cell>
          <table:table-cell office:value-type="float" office:value="5.598985" calcext:value-type="float">
            <text:p>5,598985</text:p>
          </table:table-cell>
          <table:table-cell office:value-type="float" office:value="162" calcext:value-type="float">
            <text:p>162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21" calcext:value-type="float">
            <text:p>1,221</text:p>
          </table:table-cell>
          <table:table-cell office:value-type="float" office:value="1.167749" calcext:value-type="float">
            <text:p>1,167749</text:p>
          </table:table-cell>
          <table:table-cell office:value-type="float" office:value="5.730769" calcext:value-type="float">
            <text:p>5,730769</text:p>
          </table:table-cell>
          <table:table-cell office:value-type="float" office:value="168" calcext:value-type="float">
            <text:p>168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9567" calcext:value-type="float">
            <text:p>1,9567</text:p>
          </table:table-cell>
          <table:table-cell office:value-type="float" office:value="1.58301" calcext:value-type="float">
            <text:p>1,58301</text:p>
          </table:table-cell>
          <table:table-cell office:value-type="float" office:value="6.230769" calcext:value-type="float">
            <text:p>6,230769</text:p>
          </table:table-cell>
          <table:table-cell office:value-type="float" office:value="186" calcext:value-type="float">
            <text:p>186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641" calcext:value-type="float">
            <text:p>1,1641</text:p>
          </table:table-cell>
          <table:table-cell office:value-type="float" office:value="1.240306" calcext:value-type="float">
            <text:p>1,240306</text:p>
          </table:table-cell>
          <table:table-cell office:value-type="float" office:value="5.638009" calcext:value-type="float">
            <text:p>5,638009</text:p>
          </table:table-cell>
          <table:table-cell office:value-type="float" office:value="173" calcext:value-type="float">
            <text:p>173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947" calcext:value-type="float">
            <text:p>1,1947</text:p>
          </table:table-cell>
          <table:table-cell office:value-type="float" office:value="1.201157" calcext:value-type="float">
            <text:p>1,201157</text:p>
          </table:table-cell>
          <table:table-cell office:value-type="float" office:value="5.772277" calcext:value-type="float">
            <text:p>5,772277</text:p>
          </table:table-cell>
          <table:table-cell office:value-type="float" office:value="170" calcext:value-type="float">
            <text:p>170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185" calcext:value-type="float">
            <text:p>1,1185</text:p>
          </table:table-cell>
          <table:table-cell office:value-type="float" office:value="1.291676" calcext:value-type="float">
            <text:p>1,291676</text:p>
          </table:table-cell>
          <table:table-cell office:value-type="float" office:value="5.902326" calcext:value-type="float">
            <text:p>5,9023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68" calcext:value-type="float">
            <text:p>1,068</text:p>
          </table:table-cell>
          <table:table-cell office:value-type="float" office:value="1.241812" calcext:value-type="float">
            <text:p>1,241812</text:p>
          </table:table-cell>
          <table:table-cell office:value-type="float" office:value="6.204545" calcext:value-type="float">
            <text:p>6,204545</text:p>
          </table:table-cell>
          <table:table-cell office:value-type="float" office:value="177" calcext:value-type="float">
            <text:p>177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198" calcext:value-type="float">
            <text:p>1,2198</text:p>
          </table:table-cell>
          <table:table-cell office:value-type="float" office:value="1.266887" calcext:value-type="float">
            <text:p>1,266887</text:p>
          </table:table-cell>
          <table:table-cell office:value-type="float" office:value="5.630542" calcext:value-type="float">
            <text:p>5,630542</text:p>
          </table:table-cell>
          <table:table-cell office:value-type="float" office:value="170" calcext:value-type="float">
            <text:p>170</text:p>
          </table:table-cell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966" calcext:value-type="float">
            <text:p>1,966</text:p>
          </table:table-cell>
          <table:table-cell office:value-type="float" office:value="1.291053" calcext:value-type="float">
            <text:p>1,291053</text:p>
          </table:table-cell>
          <table:table-cell office:value-type="float" office:value="6.013825" calcext:value-type="float">
            <text:p>6,013825</text:p>
          </table:table-cell>
          <table:table-cell office:value-type="float" office:value="185" calcext:value-type="float">
            <text:p>185</text:p>
          </table:table-cell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032" calcext:value-type="float">
            <text:p>1,0032</text:p>
          </table:table-cell>
          <table:table-cell office:value-type="float" office:value="1.102322" calcext:value-type="float">
            <text:p>1,102322</text:p>
          </table:table-cell>
          <table:table-cell office:value-type="float" office:value="5.544117" calcext:value-type="float">
            <text:p>5,544117</text:p>
          </table:table-cell>
          <table:table-cell office:value-type="float" office:value="166" calcext:value-type="float">
            <text:p>166</text:p>
          </table:table-cell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46" calcext:value-type="float">
            <text:p>0,846</text:p>
          </table:table-cell>
          <table:table-cell office:value-type="float" office:value="1.107541" calcext:value-type="float">
            <text:p>1,107541</text:p>
          </table:table-cell>
          <table:table-cell office:value-type="float" office:value="6.317307" calcext:value-type="float">
            <text:p>6,317307</text:p>
          </table:table-cell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291" calcext:value-type="float">
            <text:p>1,2291</text:p>
          </table:table-cell>
          <table:table-cell office:value-type="float" office:value="1.316128" calcext:value-type="float">
            <text:p>1,316128</text:p>
          </table:table-cell>
          <table:table-cell office:value-type="float" office:value="6.105991" calcext:value-type="float">
            <text:p>6,105991</text:p>
          </table:table-cell>
          <table:table-cell office:value-type="float" office:value="187" calcext:value-type="float">
            <text:p>187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3563" calcext:value-type="float">
            <text:p>2,3563</text:p>
          </table:table-cell>
          <table:table-cell office:value-type="float" office:value="1.966613" calcext:value-type="float">
            <text:p>1,966613</text:p>
          </table:table-cell>
          <table:table-cell office:value-type="float" office:value="6.59919" calcext:value-type="float">
            <text:p>6,59919</text:p>
          </table:table-cell>
          <table:table-cell office:value-type="float" office:value="204" calcext:value-type="float">
            <text:p>204</text:p>
          </table:table-cell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2543" calcext:value-type="float">
            <text:p>1,2543</text:p>
          </table:table-cell>
          <table:table-cell office:value-type="float" office:value="1.276702" calcext:value-type="float">
            <text:p>1,276702</text:p>
          </table:table-cell>
          <table:table-cell office:value-type="float" office:value="6.208696" calcext:value-type="float">
            <text:p>6,208696</text:p>
          </table:table-cell>
          <table:table-cell office:value-type="float" office:value="186" calcext:value-type="float">
            <text:p>186</text:p>
          </table:table-cell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388" calcext:value-type="float">
            <text:p>1,1388</text:p>
          </table:table-cell>
          <table:table-cell office:value-type="float" office:value="1.19577" calcext:value-type="float">
            <text:p>1,19577</text:p>
          </table:table-cell>
          <table:table-cell office:value-type="float" office:value="6.017937" calcext:value-type="float">
            <text:p>6,017937</text:p>
          </table:table-cell>
          <table:table-cell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387" calcext:value-type="float">
            <text:p>1,0387</text:p>
          </table:table-cell>
          <table:table-cell office:value-type="float" office:value="1.299883" calcext:value-type="float">
            <text:p>1,299883</text:p>
          </table:table-cell>
          <table:table-cell office:value-type="float" office:value="5.486607" calcext:value-type="float">
            <text:p>5,486607</text:p>
          </table:table-cell>
          <table:table-cell office:value-type="float" office:value="175" calcext:value-type="float">
            <text:p>175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401" calcext:value-type="float">
            <text:p>1,4401</text:p>
          </table:table-cell>
          <table:table-cell office:value-type="float" office:value="1.140822" calcext:value-type="float">
            <text:p>1,140822</text:p>
          </table:table-cell>
          <table:table-cell office:value-type="float" office:value="6.061475" calcext:value-type="float">
            <text:p>6,061475</text:p>
          </table:table-cell>
          <table:table-cell office:value-type="float" office:value="193" calcext:value-type="float">
            <text:p>193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059" calcext:value-type="float">
            <text:p>1,3059</text:p>
          </table:table-cell>
          <table:table-cell office:value-type="float" office:value="1.153482" calcext:value-type="float">
            <text:p>1,153482</text:p>
          </table:table-cell>
          <table:table-cell office:value-type="float" office:value="5.702222" calcext:value-type="float">
            <text:p>5,702222</text:p>
          </table:table-cell>
          <table:table-cell office:value-type="float" office:value="181" calcext:value-type="float">
            <text:p>181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369" calcext:value-type="float">
            <text:p>1,1369</text:p>
          </table:table-cell>
          <table:table-cell office:value-type="float" office:value="1.31559" calcext:value-type="float">
            <text:p>1,31559</text:p>
          </table:table-cell>
          <table:table-cell office:value-type="float" office:value="6.38565" calcext:value-type="float">
            <text:p>6,38565</text:p>
          </table:table-cell>
          <table:table-cell office:value-type="float" office:value="184" calcext:value-type="float">
            <text:p>184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648" calcext:value-type="float">
            <text:p>0,8648</text:p>
          </table:table-cell>
          <table:table-cell office:value-type="float" office:value="1.288183" calcext:value-type="float">
            <text:p>1,288183</text:p>
          </table:table-cell>
          <table:table-cell office:value-type="float" office:value="5.815166" calcext:value-type="float">
            <text:p>5,815166</text:p>
          </table:table-cell>
          <table:table-cell office:value-type="float" office:value="176" calcext:value-type="float">
            <text:p>176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972" calcext:value-type="float">
            <text:p>1,1972</text:p>
          </table:table-cell>
          <table:table-cell office:value-type="float" office:value="1.230996" calcext:value-type="float">
            <text:p>1,230996</text:p>
          </table:table-cell>
          <table:table-cell office:value-type="float" office:value="6.363158" calcext:value-type="float">
            <text:p>6,363158</text:p>
          </table:table-cell>
          <table:table-cell office:value-type="float" office:value="174" calcext:value-type="float">
            <text:p>174</text:p>
          </table:table-cell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965" calcext:value-type="float">
            <text:p>1,0965</text:p>
          </table:table-cell>
          <table:table-cell office:value-type="float" office:value="1.057593" calcext:value-type="float">
            <text:p>1,057593</text:p>
          </table:table-cell>
          <table:table-cell office:value-type="float" office:value="6.168889" calcext:value-type="float">
            <text:p>6,168889</text:p>
          </table:table-cell>
          <table:table-cell office:value-type="float" office:value="184" calcext:value-type="float">
            <text:p>184</text:p>
          </table:table-cell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93" calcext:value-type="float">
            <text:p>1,493</text:p>
          </table:table-cell>
          <table:table-cell office:value-type="float" office:value="1.128155" calcext:value-type="float">
            <text:p>1,128155</text:p>
          </table:table-cell>
          <table:table-cell office:value-type="float" office:value="6.518182" calcext:value-type="float">
            <text:p>6,518182</text:p>
          </table:table-cell>
          <table:table-cell office:value-type="float" office:value="190" calcext:value-type="float">
            <text:p>190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264" calcext:value-type="float">
            <text:p>1,1264</text:p>
          </table:table-cell>
          <table:table-cell office:value-type="float" office:value="1.296525" calcext:value-type="float">
            <text:p>1,296525</text:p>
          </table:table-cell>
          <table:table-cell office:value-type="float" office:value="5.725888" calcext:value-type="float">
            <text:p>5,725888</text:p>
          </table:table-cell>
          <table:table-cell office:value-type="float" office:value="165" calcext:value-type="float">
            <text:p>165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5088" calcext:value-type="float">
            <text:p>1,5088</text:p>
          </table:table-cell>
          <table:table-cell office:value-type="float" office:value="1.178944" calcext:value-type="float">
            <text:p>1,178944</text:p>
          </table:table-cell>
          <table:table-cell office:value-type="float" office:value="5.950495" calcext:value-type="float">
            <text:p>5,950495</text:p>
          </table:table-cell>
          <table:table-cell office:value-type="float" office:value="174" calcext:value-type="float">
            <text:p>174</text:p>
          </table:table-cell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76" calcext:value-type="float">
            <text:p>1,376</text:p>
          </table:table-cell>
          <table:table-cell office:value-type="float" office:value="1.245179" calcext:value-type="float">
            <text:p>1,245179</text:p>
          </table:table-cell>
          <table:table-cell office:value-type="float" office:value="6.008969" calcext:value-type="float">
            <text:p>6,008969</text:p>
          </table:table-cell>
          <table:table-cell office:value-type="float" office:value="185" calcext:value-type="float">
            <text:p>185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9648" calcext:value-type="float">
            <text:p>1,9648</text:p>
          </table:table-cell>
          <table:table-cell office:value-type="float" office:value="1.237393" calcext:value-type="float">
            <text:p>1,237393</text:p>
          </table:table-cell>
          <table:table-cell office:value-type="float" office:value="6.20548" calcext:value-type="float">
            <text:p>6,20548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112" calcext:value-type="float">
            <text:p>1,1112</text:p>
          </table:table-cell>
          <table:table-cell office:value-type="float" office:value="1.097642" calcext:value-type="float">
            <text:p>1,097642</text:p>
          </table:table-cell>
          <table:table-cell office:value-type="float" office:value="6.162791" calcext:value-type="float">
            <text:p>6,162791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05" calcext:value-type="float">
            <text:p>1,605</text:p>
          </table:table-cell>
          <table:table-cell office:value-type="float" office:value="1.17806" calcext:value-type="float">
            <text:p>1,17806</text:p>
          </table:table-cell>
          <table:table-cell office:value-type="float" office:value="5.659389" calcext:value-type="float">
            <text:p>5,659389</text:p>
          </table:table-cell>
          <table:table-cell office:value-type="float" office:value="179" calcext:value-type="float">
            <text:p>179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034" calcext:value-type="float">
            <text:p>1,6034</text:p>
          </table:table-cell>
          <table:table-cell office:value-type="float" office:value="1.209372" calcext:value-type="float">
            <text:p>1,209372</text:p>
          </table:table-cell>
          <table:table-cell office:value-type="float" office:value="5.961373" calcext:value-type="float">
            <text:p>5,961373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149" calcext:value-type="float">
            <text:p>1,3149</text:p>
          </table:table-cell>
          <table:table-cell office:value-type="float" office:value="1.234203" calcext:value-type="float">
            <text:p>1,234203</text:p>
          </table:table-cell>
          <table:table-cell office:value-type="float" office:value="6.796537" calcext:value-type="float">
            <text:p>6,796537</text:p>
          </table:table-cell>
          <table:table-cell office:value-type="float" office:value="199" calcext:value-type="float">
            <text:p>199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0788" calcext:value-type="float">
            <text:p>1,0788</text:p>
          </table:table-cell>
          <table:table-cell office:value-type="float" office:value="1.32282" calcext:value-type="float">
            <text:p>1,32282</text:p>
          </table:table-cell>
          <table:table-cell office:value-type="float" office:value="7.008811" calcext:value-type="float">
            <text:p>7,008811</text:p>
          </table:table-cell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9085" calcext:value-type="float">
            <text:p>1,9085</text:p>
          </table:table-cell>
          <table:table-cell office:value-type="float" office:value="1.185215" calcext:value-type="float">
            <text:p>1,185215</text:p>
          </table:table-cell>
          <table:table-cell office:value-type="float" office:value="5.934783" calcext:value-type="float">
            <text:p>5,934783</text:p>
          </table:table-cell>
          <table:table-cell office:value-type="float" office:value="191" calcext:value-type="float">
            <text:p>191</text:p>
          </table:table-cell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852" calcext:value-type="float">
            <text:p>1,1852</text:p>
          </table:table-cell>
          <table:table-cell office:value-type="float" office:value="1.081439" calcext:value-type="float">
            <text:p>1,081439</text:p>
          </table:table-cell>
          <table:table-cell office:value-type="float" office:value="6.397129" calcext:value-type="float">
            <text:p>6,397129</text:p>
          </table:table-cell>
          <table:table-cell office:value-type="float" office:value="171" calcext:value-type="float">
            <text:p>171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6444" calcext:value-type="float">
            <text:p>1,6444</text:p>
          </table:table-cell>
          <table:table-cell office:value-type="float" office:value="1.211847" calcext:value-type="float">
            <text:p>1,211847</text:p>
          </table:table-cell>
          <table:table-cell office:value-type="float" office:value="5.905406" calcext:value-type="float">
            <text:p>5,905406</text:p>
          </table:table-cell>
          <table:table-cell office:value-type="float" office:value="186" calcext:value-type="float">
            <text:p>18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7975" calcext:value-type="float">
            <text:p>0,7975</text:p>
          </table:table-cell>
          <table:table-cell office:value-type="float" office:value="1.292611" calcext:value-type="float">
            <text:p>1,292611</text:p>
          </table:table-cell>
          <table:table-cell office:value-type="float" office:value="6.042056" calcext:value-type="float">
            <text:p>6,042056</text:p>
          </table:table-cell>
          <table:table-cell office:value-type="float" office:value="176" calcext:value-type="float">
            <text:p>176</text:p>
          </table:table-cell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4086" calcext:value-type="float">
            <text:p>1,4086</text:p>
          </table:table-cell>
          <table:table-cell office:value-type="float" office:value="1.085016" calcext:value-type="float">
            <text:p>1,085016</text:p>
          </table:table-cell>
          <table:table-cell office:value-type="float" office:value="5.481482" calcext:value-type="float">
            <text:p>5,481482</text:p>
          </table:table-cell>
          <table:table-cell office:value-type="float" office:value="158" calcext:value-type="float">
            <text:p>158</text:p>
          </table:table-cell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5385" calcext:value-type="float">
            <text:p>1,5385</text:p>
          </table:table-cell>
          <table:table-cell office:value-type="float" office:value="1.303208" calcext:value-type="float">
            <text:p>1,303208</text:p>
          </table:table-cell>
          <table:table-cell office:value-type="float" office:value="6.089362" calcext:value-type="float">
            <text:p>6,089362</text:p>
          </table:table-cell>
          <table:table-cell office:value-type="float" office:value="189" calcext:value-type="float">
            <text:p>189</text:p>
          </table:table-cell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5445" calcext:value-type="float">
            <text:p>1,5445</text:p>
          </table:table-cell>
          <table:table-cell office:value-type="float" office:value="1.211426" calcext:value-type="float">
            <text:p>1,211426</text:p>
          </table:table-cell>
          <table:table-cell office:value-type="float" office:value="5.779167" calcext:value-type="float">
            <text:p>5,779167</text:p>
          </table:table-cell>
          <table:table-cell office:value-type="float" office:value="189" calcext:value-type="float">
            <text:p>189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287" calcext:value-type="float">
            <text:p>1,3287</text:p>
          </table:table-cell>
          <table:table-cell office:value-type="float" office:value="1.254059" calcext:value-type="float">
            <text:p>1,254059</text:p>
          </table:table-cell>
          <table:table-cell office:value-type="float" office:value="6.307693" calcext:value-type="float">
            <text:p>6,307693</text:p>
          </table:table-cell>
          <table:table-cell office:value-type="float" office:value="176" calcext:value-type="float">
            <text:p>176</text:p>
          </table:table-cell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3764" calcext:value-type="float">
            <text:p>1,3764</text:p>
          </table:table-cell>
          <table:table-cell office:value-type="float" office:value="1.334764" calcext:value-type="float">
            <text:p>1,334764</text:p>
          </table:table-cell>
          <table:table-cell office:value-type="float" office:value="5.874372" calcext:value-type="float">
            <text:p>5,874372</text:p>
          </table:table-cell>
          <table:table-cell office:value-type="float" office:value="171" calcext:value-type="float">
            <text:p>171</text:p>
          </table:table-cell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503" calcext:value-type="float">
            <text:p>0,8503</text:p>
          </table:table-cell>
          <table:table-cell office:value-type="float" office:value="1.086068" calcext:value-type="float">
            <text:p>1,086068</text:p>
          </table:table-cell>
          <table:table-cell office:value-type="float" office:value="5.625616" calcext:value-type="float">
            <text:p>5,625616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082" calcext:value-type="float">
            <text:p>0,8082</text:p>
          </table:table-cell>
          <table:table-cell office:value-type="float" office:value="1.372052" calcext:value-type="float">
            <text:p>1,372052</text:p>
          </table:table-cell>
          <table:table-cell office:value-type="float" office:value="5.633333" calcext:value-type="float">
            <text:p>5,633333</text:p>
          </table:table-cell>
          <table:table-cell office:value-type="float" office:value="176" calcext:value-type="float">
            <text:p>17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965" calcext:value-type="float">
            <text:p>0,965</text:p>
          </table:table-cell>
          <table:table-cell office:value-type="float" office:value="1.253639" calcext:value-type="float">
            <text:p>1,253639</text:p>
          </table:table-cell>
          <table:table-cell office:value-type="float" office:value="6.453333" calcext:value-type="float">
            <text:p>6,453333</text:p>
          </table:table-cell>
          <table:table-cell office:value-type="float" office:value="193" calcext:value-type="float">
            <text:p>193</text:p>
          </table:table-cell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246" calcext:value-type="float">
            <text:p>1,1246</text:p>
          </table:table-cell>
          <table:table-cell office:value-type="float" office:value="1.551613" calcext:value-type="float">
            <text:p>1,551613</text:p>
          </table:table-cell>
          <table:table-cell office:value-type="float" office:value="5.976744" calcext:value-type="float">
            <text:p>5,976744</text:p>
          </table:table-cell>
          <table:table-cell office:value-type="float" office:value="177" calcext:value-type="float">
            <text:p>177</text:p>
          </table:table-cell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.1453" calcext:value-type="float">
            <text:p>1,1453</text:p>
          </table:table-cell>
          <table:table-cell office:value-type="float" office:value="1.284227" calcext:value-type="float">
            <text:p>1,284227</text:p>
          </table:table-cell>
          <table:table-cell office:value-type="float" office:value="6.160337" calcext:value-type="float">
            <text:p>6,160337</text:p>
          </table:table-cell>
          <table:table-cell office:value-type="float" office:value="195" calcext:value-type="float">
            <text:p>195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17:42:35.800503112</dc:date>
    <meta:editing-duration>PT7H24M57S</meta:editing-duration>
    <meta:editing-cycles>2</meta:editing-cycles>
    <meta:document-statistic meta:table-count="1" meta:cell-count="614" meta:object-count="1"/>
    <meta:generator>LibreOffice/24.8.6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8cm" svg:height="9.002cm" xlink:href=".." xlink:type="simple" chart:class="chart:scatter" chart:style-name="ch1">
        <chart:legend chart:legend-position="end" svg:x="13.674cm" svg:y="3.953cm" style:legend-expansion="custom" svg:width="2.323cm" svg:height="1.096cm" style:legend-expansion-aspect-ratio="2.11952554744526" chart:style-name="ch2"/>
        <chart:plot-area chart:style-name="ch3" table:cell-range-address="results_0_5_05.A1:results_0_5_05.C101" chart:data-source-has-labels="row" svg:x="0.862cm" svg:y="-0.048cm" svg:width="12.821cm" svg:height="8.637cm">
          <chart:coordinate-region svg:x="1.591cm" svg:y="0.151cm" svg:width="11.995cm" svg:height="7.791cm"/>
          <chart:axis chart:dimension="x" chart:name="primary-x" chart:style-name="ch4">
            <chart:title svg:x="4.585cm" svg:y="8.442cm" chart:style-name="ch5">
              <text:p><text:span text:style-name="T1">Difficultée donnée (nombre arbitraire)</text:span></text:p>
            </chart:title>
          </chart:axis>
          <chart:axis chart:dimension="y" chart:name="primary-y" chart:style-name="ch4">
            <chart:title svg:x="0cm" svg:y="5.563cm" chart:style-name="ch6">
              <text:p><text:span text:style-name="T1">Difficulté calculée</text:span></text:p>
            </chart:title>
            <chart:grid chart:style-name="ch7" chart:class="major"/>
          </chart:axis>
          <chart:series chart:style-name="ch8" chart:values-cell-range-address="results_0_5_05.B2:results_0_5_05.B101" chart:label-cell-address="results_0_5_05.B1:results_0_5_05.B1" chart:class="chart:scatter">
            <chart:domain table:cell-range-address="results_0_5_05.A2:results_0_5_05.A101"/>
            <chart:data-point chart:repeated="100"/>
          </chart:series>
          <chart:series chart:style-name="ch9" chart:values-cell-range-address="results_0_5_05.C2:results_0_5_05.C101" chart:label-cell-address="results_0_5_05.C1:results_0_5_05.C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entité</text:p>
                <draw:g>
                  <svg:desc>results_0_5_05.B1:results_0_5_05.B1</svg:desc>
                </draw:g>
              </table:table-cell>
              <table:table-cell office:value-type="string">
                <text:p>Techniques</text:p>
                <draw:g>
                  <svg:desc>results_0_5_05.C1:results_0_5_0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s_0_5_05.A2:results_0_5_05.A101</svg:desc>
                </draw:g>
              </table:table-cell>
              <table:table-cell office:value-type="float" office:value="0.9992">
                <text:p>0.9992</text:p>
                <draw:g>
                  <svg:desc>results_0_5_05.B2:results_0_5_05.B101</svg:desc>
                </draw:g>
              </table:table-cell>
              <table:table-cell office:value-type="float" office:value="1.29059">
                <text:p>1.29059</text:p>
                <draw:g>
                  <svg:desc>results_0_5_05.C2:results_0_5_05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8">
                <text:p>2.598</text:p>
              </table:table-cell>
              <table:table-cell office:value-type="float" office:value="2.598">
                <text:p>2.598</text:p>
              </table:table-cell>
              <table:table-cell office:value-type="float" office:value="2.597325">
                <text:p>2.597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79">
                <text:p>1.0979</text:p>
              </table:table-cell>
              <table:table-cell office:value-type="float" office:value="1.0979">
                <text:p>1.0979</text:p>
              </table:table-cell>
              <table:table-cell office:value-type="float" office:value="1.360656">
                <text:p>1.36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35">
                <text:p>1.3535</text:p>
              </table:table-cell>
              <table:table-cell office:value-type="float" office:value="1.3535">
                <text:p>1.3535</text:p>
              </table:table-cell>
              <table:table-cell office:value-type="float" office:value="1.176377">
                <text:p>1.176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9">
                <text:p>1.1169</text:p>
              </table:table-cell>
              <table:table-cell office:value-type="float" office:value="1.1169">
                <text:p>1.1169</text:p>
              </table:table-cell>
              <table:table-cell office:value-type="float" office:value="1.083164">
                <text:p>1.08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47">
                <text:p>1.6847</text:p>
              </table:table-cell>
              <table:table-cell office:value-type="float" office:value="1.6847">
                <text:p>1.6847</text:p>
              </table:table-cell>
              <table:table-cell office:value-type="float" office:value="1.234616">
                <text:p>1.234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77">
                <text:p>1.1777</text:p>
              </table:table-cell>
              <table:table-cell office:value-type="float" office:value="1.1777">
                <text:p>1.1777</text:p>
              </table:table-cell>
              <table:table-cell office:value-type="float" office:value="1.125208">
                <text:p>1.125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09">
                <text:p>1.4509</text:p>
              </table:table-cell>
              <table:table-cell office:value-type="float" office:value="1.4509">
                <text:p>1.4509</text:p>
              </table:table-cell>
              <table:table-cell office:value-type="float" office:value="1.452831">
                <text:p>1.452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8">
                <text:p>1.658</text:p>
              </table:table-cell>
              <table:table-cell office:value-type="float" office:value="1.658">
                <text:p>1.658</text:p>
              </table:table-cell>
              <table:table-cell office:value-type="float" office:value="1.761594">
                <text:p>1.761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49">
                <text:p>0.9049</text:p>
              </table:table-cell>
              <table:table-cell office:value-type="float" office:value="0.9049">
                <text:p>0.9049</text:p>
              </table:table-cell>
              <table:table-cell office:value-type="float" office:value="1.138929">
                <text:p>1.138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4">
                <text:p>1.354</text:p>
              </table:table-cell>
              <table:table-cell office:value-type="float" office:value="1.354">
                <text:p>1.354</text:p>
              </table:table-cell>
              <table:table-cell office:value-type="float" office:value="1.139518">
                <text:p>1.139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26">
                <text:p>1.5726</text:p>
              </table:table-cell>
              <table:table-cell office:value-type="float" office:value="1.5726">
                <text:p>1.5726</text:p>
              </table:table-cell>
              <table:table-cell office:value-type="float" office:value="1.380764">
                <text:p>1.380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1">
                <text:p>1.111</text:p>
              </table:table-cell>
              <table:table-cell office:value-type="float" office:value="1.111">
                <text:p>1.111</text:p>
              </table:table-cell>
              <table:table-cell office:value-type="float" office:value="1.222798">
                <text:p>1.222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3">
                <text:p>1.3223</text:p>
              </table:table-cell>
              <table:table-cell office:value-type="float" office:value="1.3223">
                <text:p>1.3223</text:p>
              </table:table-cell>
              <table:table-cell office:value-type="float" office:value="1.252713">
                <text:p>1.2527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69">
                <text:p>0.9369</text:p>
              </table:table-cell>
              <table:table-cell office:value-type="float" office:value="0.9369">
                <text:p>0.9369</text:p>
              </table:table-cell>
              <table:table-cell office:value-type="float" office:value="1.379216">
                <text:p>1.379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2">
                <text:p>1.152</text:p>
              </table:table-cell>
              <table:table-cell office:value-type="float" office:value="1.152">
                <text:p>1.152</text:p>
              </table:table-cell>
              <table:table-cell office:value-type="float" office:value="1.209574">
                <text:p>1.209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36">
                <text:p>1.0336</text:p>
              </table:table-cell>
              <table:table-cell office:value-type="float" office:value="1.0336">
                <text:p>1.0336</text:p>
              </table:table-cell>
              <table:table-cell office:value-type="float" office:value="1.142581">
                <text:p>1.142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6">
                <text:p>1.3646</text:p>
              </table:table-cell>
              <table:table-cell office:value-type="float" office:value="1.3646">
                <text:p>1.3646</text:p>
              </table:table-cell>
              <table:table-cell office:value-type="float" office:value="1.326818">
                <text:p>1.326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77">
                <text:p>1.3477</text:p>
              </table:table-cell>
              <table:table-cell office:value-type="float" office:value="1.3477">
                <text:p>1.3477</text:p>
              </table:table-cell>
              <table:table-cell office:value-type="float" office:value="1.244001">
                <text:p>1.244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55">
                <text:p>1.1855</text:p>
              </table:table-cell>
              <table:table-cell office:value-type="float" office:value="1.1855">
                <text:p>1.1855</text:p>
              </table:table-cell>
              <table:table-cell office:value-type="float" office:value="1.099662">
                <text:p>1.099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27">
                <text:p>1.1927</text:p>
              </table:table-cell>
              <table:table-cell office:value-type="float" office:value="1.1927">
                <text:p>1.1927</text:p>
              </table:table-cell>
              <table:table-cell office:value-type="float" office:value="1.21518">
                <text:p>1.21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72">
                <text:p>1.2172</text:p>
              </table:table-cell>
              <table:table-cell office:value-type="float" office:value="1.2172">
                <text:p>1.2172</text:p>
              </table:table-cell>
              <table:table-cell office:value-type="float" office:value="1.12924">
                <text:p>1.12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6">
                <text:p>1.0866</text:p>
              </table:table-cell>
              <table:table-cell office:value-type="float" office:value="1.0866">
                <text:p>1.0866</text:p>
              </table:table-cell>
              <table:table-cell office:value-type="float" office:value="1.168549">
                <text:p>1.168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72">
                <text:p>1.2272</text:p>
              </table:table-cell>
              <table:table-cell office:value-type="float" office:value="1.2272">
                <text:p>1.2272</text:p>
              </table:table-cell>
              <table:table-cell office:value-type="float" office:value="1.116665">
                <text:p>1.1166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91">
                <text:p>1.0091</text:p>
              </table:table-cell>
              <table:table-cell office:value-type="float" office:value="1.0091">
                <text:p>1.0091</text:p>
              </table:table-cell>
              <table:table-cell office:value-type="float" office:value="1.121126">
                <text:p>1.121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67">
                <text:p>1.1967</text:p>
              </table:table-cell>
              <table:table-cell office:value-type="float" office:value="1.1967">
                <text:p>1.1967</text:p>
              </table:table-cell>
              <table:table-cell office:value-type="float" office:value="1.363256">
                <text:p>1.363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37">
                <text:p>1.2737</text:p>
              </table:table-cell>
              <table:table-cell office:value-type="float" office:value="1.2737">
                <text:p>1.2737</text:p>
              </table:table-cell>
              <table:table-cell office:value-type="float" office:value="1.247199">
                <text:p>1.247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6">
                <text:p>0.976</text:p>
              </table:table-cell>
              <table:table-cell office:value-type="float" office:value="0.976">
                <text:p>0.976</text:p>
              </table:table-cell>
              <table:table-cell office:value-type="float" office:value="1.359553">
                <text:p>1.359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145">
                <text:p>1.6145</text:p>
              </table:table-cell>
              <table:table-cell office:value-type="float" office:value="1.6145">
                <text:p>1.6145</text:p>
              </table:table-cell>
              <table:table-cell office:value-type="float" office:value="1.287299">
                <text:p>1.287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99">
                <text:p>1.0799</text:p>
              </table:table-cell>
              <table:table-cell office:value-type="float" office:value="1.0799">
                <text:p>1.0799</text:p>
              </table:table-cell>
              <table:table-cell office:value-type="float" office:value="1.143221">
                <text:p>1.1432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82">
                <text:p>0.9482</text:p>
              </table:table-cell>
              <table:table-cell office:value-type="float" office:value="0.9482">
                <text:p>0.9482</text:p>
              </table:table-cell>
              <table:table-cell office:value-type="float" office:value="1.293368">
                <text:p>1.2933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91">
                <text:p>1.0691</text:p>
              </table:table-cell>
              <table:table-cell office:value-type="float" office:value="1.0691">
                <text:p>1.0691</text:p>
              </table:table-cell>
              <table:table-cell office:value-type="float" office:value="1.264573">
                <text:p>1.2645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89">
                <text:p>1.2789</text:p>
              </table:table-cell>
              <table:table-cell office:value-type="float" office:value="1.2789">
                <text:p>1.2789</text:p>
              </table:table-cell>
              <table:table-cell office:value-type="float" office:value="1.190265">
                <text:p>1.1902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11">
                <text:p>1.0011</text:p>
              </table:table-cell>
              <table:table-cell office:value-type="float" office:value="1.0011">
                <text:p>1.0011</text:p>
              </table:table-cell>
              <table:table-cell office:value-type="float" office:value="1.074663">
                <text:p>1.074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7">
                <text:p>1.0247</text:p>
              </table:table-cell>
              <table:table-cell office:value-type="float" office:value="1.0247">
                <text:p>1.0247</text:p>
              </table:table-cell>
              <table:table-cell office:value-type="float" office:value="1.198809">
                <text:p>1.198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65">
                <text:p>1.2065</text:p>
              </table:table-cell>
              <table:table-cell office:value-type="float" office:value="1.2065">
                <text:p>1.2065</text:p>
              </table:table-cell>
              <table:table-cell office:value-type="float" office:value="1.242149">
                <text:p>1.242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549">
                <text:p>1.4549</text:p>
              </table:table-cell>
              <table:table-cell office:value-type="float" office:value="1.4549">
                <text:p>1.4549</text:p>
              </table:table-cell>
              <table:table-cell office:value-type="float" office:value="1.18471">
                <text:p>1.18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35">
                <text:p>1.0535</text:p>
              </table:table-cell>
              <table:table-cell office:value-type="float" office:value="1.0535">
                <text:p>1.0535</text:p>
              </table:table-cell>
              <table:table-cell office:value-type="float" office:value="1.340875">
                <text:p>1.34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85">
                <text:p>1.7585</text:p>
              </table:table-cell>
              <table:table-cell office:value-type="float" office:value="1.7585">
                <text:p>1.7585</text:p>
              </table:table-cell>
              <table:table-cell office:value-type="float" office:value="1.177555">
                <text:p>1.1775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13">
                <text:p>1.4113</text:p>
              </table:table-cell>
              <table:table-cell office:value-type="float" office:value="1.4113">
                <text:p>1.4113</text:p>
              </table:table-cell>
              <table:table-cell office:value-type="float" office:value="1.080942">
                <text:p>1.080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34">
                <text:p>1.234</text:p>
              </table:table-cell>
              <table:table-cell office:value-type="float" office:value="1.234">
                <text:p>1.234</text:p>
              </table:table-cell>
              <table:table-cell office:value-type="float" office:value="1.32851">
                <text:p>1.32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">
                <text:p>0.9995</text:p>
              </table:table-cell>
              <table:table-cell office:value-type="float" office:value="0.9995">
                <text:p>0.9995</text:p>
              </table:table-cell>
              <table:table-cell office:value-type="float" office:value="1.341876">
                <text:p>1.3418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5">
                <text:p>1.925</text:p>
              </table:table-cell>
              <table:table-cell office:value-type="float" office:value="1.925">
                <text:p>1.925</text:p>
              </table:table-cell>
              <table:table-cell office:value-type="float" office:value="1.168296">
                <text:p>1.168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81">
                <text:p>1.8381</text:p>
              </table:table-cell>
              <table:table-cell office:value-type="float" office:value="1.8381">
                <text:p>1.8381</text:p>
              </table:table-cell>
              <table:table-cell office:value-type="float" office:value="1.21034">
                <text:p>1.21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.30506">
                <text:p>1.305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8">
                <text:p>1.1778</text:p>
              </table:table-cell>
              <table:table-cell office:value-type="float" office:value="1.1778">
                <text:p>1.1778</text:p>
              </table:table-cell>
              <table:table-cell office:value-type="float" office:value="1.23491">
                <text:p>1.234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71">
                <text:p>0.8371</text:p>
              </table:table-cell>
              <table:table-cell office:value-type="float" office:value="0.8371">
                <text:p>0.8371</text:p>
              </table:table-cell>
              <table:table-cell office:value-type="float" office:value="1.14945">
                <text:p>1.149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64">
                <text:p>1.6864</text:p>
              </table:table-cell>
              <table:table-cell office:value-type="float" office:value="1.6864">
                <text:p>1.6864</text:p>
              </table:table-cell>
              <table:table-cell office:value-type="float" office:value="1.943381">
                <text:p>1.943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32">
                <text:p>1.0332</text:p>
              </table:table-cell>
              <table:table-cell office:value-type="float" office:value="1.0332">
                <text:p>1.0332</text:p>
              </table:table-cell>
              <table:table-cell office:value-type="float" office:value="1.207857">
                <text:p>1.207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6">
                <text:p>0.9506</text:p>
              </table:table-cell>
              <table:table-cell office:value-type="float" office:value="0.9506">
                <text:p>0.9506</text:p>
              </table:table-cell>
              <table:table-cell office:value-type="float" office:value="1.423515">
                <text:p>1.4235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05">
                <text:p>1.1205</text:p>
              </table:table-cell>
              <table:table-cell office:value-type="float" office:value="1.1205">
                <text:p>1.1205</text:p>
              </table:table-cell>
              <table:table-cell office:value-type="float" office:value="1.263538">
                <text:p>1.2635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14">
                <text:p>1.2614</text:p>
              </table:table-cell>
              <table:table-cell office:value-type="float" office:value="1.2614">
                <text:p>1.2614</text:p>
              </table:table-cell>
              <table:table-cell office:value-type="float" office:value="1.295758">
                <text:p>1.295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96">
                <text:p>1.1096</text:p>
              </table:table-cell>
              <table:table-cell office:value-type="float" office:value="1.1096">
                <text:p>1.1096</text:p>
              </table:table-cell>
              <table:table-cell office:value-type="float" office:value="1.168557">
                <text:p>1.168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5">
                <text:p>1.0025</text:p>
              </table:table-cell>
              <table:table-cell office:value-type="float" office:value="1.0025">
                <text:p>1.0025</text:p>
              </table:table-cell>
              <table:table-cell office:value-type="float" office:value="1.320084">
                <text:p>1.320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9">
                <text:p>1.7029</text:p>
              </table:table-cell>
              <table:table-cell office:value-type="float" office:value="1.7029">
                <text:p>1.7029</text:p>
              </table:table-cell>
              <table:table-cell office:value-type="float" office:value="1.327702">
                <text:p>1.3277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1">
                <text:p>1.221</text:p>
              </table:table-cell>
              <table:table-cell office:value-type="float" office:value="1.221">
                <text:p>1.221</text:p>
              </table:table-cell>
              <table:table-cell office:value-type="float" office:value="1.167749">
                <text:p>1.167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67">
                <text:p>1.9567</text:p>
              </table:table-cell>
              <table:table-cell office:value-type="float" office:value="1.9567">
                <text:p>1.9567</text:p>
              </table:table-cell>
              <table:table-cell office:value-type="float" office:value="1.58301">
                <text:p>1.58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41">
                <text:p>1.1641</text:p>
              </table:table-cell>
              <table:table-cell office:value-type="float" office:value="1.1641">
                <text:p>1.1641</text:p>
              </table:table-cell>
              <table:table-cell office:value-type="float" office:value="1.240306">
                <text:p>1.240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47">
                <text:p>1.1947</text:p>
              </table:table-cell>
              <table:table-cell office:value-type="float" office:value="1.1947">
                <text:p>1.1947</text:p>
              </table:table-cell>
              <table:table-cell office:value-type="float" office:value="1.201157">
                <text:p>1.2011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85">
                <text:p>1.1185</text:p>
              </table:table-cell>
              <table:table-cell office:value-type="float" office:value="1.1185">
                <text:p>1.1185</text:p>
              </table:table-cell>
              <table:table-cell office:value-type="float" office:value="1.291676">
                <text:p>1.2916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68">
                <text:p>1.068</text:p>
              </table:table-cell>
              <table:table-cell office:value-type="float" office:value="1.068">
                <text:p>1.068</text:p>
              </table:table-cell>
              <table:table-cell office:value-type="float" office:value="1.241812">
                <text:p>1.2418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98">
                <text:p>1.2198</text:p>
              </table:table-cell>
              <table:table-cell office:value-type="float" office:value="1.2198">
                <text:p>1.2198</text:p>
              </table:table-cell>
              <table:table-cell office:value-type="float" office:value="1.266887">
                <text:p>1.2668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6">
                <text:p>1.966</text:p>
              </table:table-cell>
              <table:table-cell office:value-type="float" office:value="1.966">
                <text:p>1.966</text:p>
              </table:table-cell>
              <table:table-cell office:value-type="float" office:value="1.291053">
                <text:p>1.2910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32">
                <text:p>1.0032</text:p>
              </table:table-cell>
              <table:table-cell office:value-type="float" office:value="1.0032">
                <text:p>1.0032</text:p>
              </table:table-cell>
              <table:table-cell office:value-type="float" office:value="1.102322">
                <text:p>1.102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">
                <text:p>0.846</text:p>
              </table:table-cell>
              <table:table-cell office:value-type="float" office:value="0.846">
                <text:p>0.846</text:p>
              </table:table-cell>
              <table:table-cell office:value-type="float" office:value="1.107541">
                <text:p>1.1075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291">
                <text:p>1.2291</text:p>
              </table:table-cell>
              <table:table-cell office:value-type="float" office:value="1.2291">
                <text:p>1.2291</text:p>
              </table:table-cell>
              <table:table-cell office:value-type="float" office:value="1.316128">
                <text:p>1.3161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63">
                <text:p>2.3563</text:p>
              </table:table-cell>
              <table:table-cell office:value-type="float" office:value="2.3563">
                <text:p>2.3563</text:p>
              </table:table-cell>
              <table:table-cell office:value-type="float" office:value="1.966613">
                <text:p>1.966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3">
                <text:p>1.2543</text:p>
              </table:table-cell>
              <table:table-cell office:value-type="float" office:value="1.2543">
                <text:p>1.2543</text:p>
              </table:table-cell>
              <table:table-cell office:value-type="float" office:value="1.276702">
                <text:p>1.276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88">
                <text:p>1.1388</text:p>
              </table:table-cell>
              <table:table-cell office:value-type="float" office:value="1.1388">
                <text:p>1.1388</text:p>
              </table:table-cell>
              <table:table-cell office:value-type="float" office:value="1.19577">
                <text:p>1.195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87">
                <text:p>1.0387</text:p>
              </table:table-cell>
              <table:table-cell office:value-type="float" office:value="1.0387">
                <text:p>1.0387</text:p>
              </table:table-cell>
              <table:table-cell office:value-type="float" office:value="1.299883">
                <text:p>1.2998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01">
                <text:p>1.4401</text:p>
              </table:table-cell>
              <table:table-cell office:value-type="float" office:value="1.4401">
                <text:p>1.4401</text:p>
              </table:table-cell>
              <table:table-cell office:value-type="float" office:value="1.140822">
                <text:p>1.140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059">
                <text:p>1.3059</text:p>
              </table:table-cell>
              <table:table-cell office:value-type="float" office:value="1.3059">
                <text:p>1.3059</text:p>
              </table:table-cell>
              <table:table-cell office:value-type="float" office:value="1.153482">
                <text:p>1.1534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69">
                <text:p>1.1369</text:p>
              </table:table-cell>
              <table:table-cell office:value-type="float" office:value="1.1369">
                <text:p>1.1369</text:p>
              </table:table-cell>
              <table:table-cell office:value-type="float" office:value="1.31559">
                <text:p>1.315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8">
                <text:p>0.8648</text:p>
              </table:table-cell>
              <table:table-cell office:value-type="float" office:value="0.8648">
                <text:p>0.8648</text:p>
              </table:table-cell>
              <table:table-cell office:value-type="float" office:value="1.288183">
                <text:p>1.2881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72">
                <text:p>1.1972</text:p>
              </table:table-cell>
              <table:table-cell office:value-type="float" office:value="1.1972">
                <text:p>1.1972</text:p>
              </table:table-cell>
              <table:table-cell office:value-type="float" office:value="1.230996">
                <text:p>1.230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65">
                <text:p>1.0965</text:p>
              </table:table-cell>
              <table:table-cell office:value-type="float" office:value="1.0965">
                <text:p>1.0965</text:p>
              </table:table-cell>
              <table:table-cell office:value-type="float" office:value="1.057593">
                <text:p>1.0575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3">
                <text:p>1.493</text:p>
              </table:table-cell>
              <table:table-cell office:value-type="float" office:value="1.493">
                <text:p>1.493</text:p>
              </table:table-cell>
              <table:table-cell office:value-type="float" office:value="1.128155">
                <text:p>1.128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4">
                <text:p>1.1264</text:p>
              </table:table-cell>
              <table:table-cell office:value-type="float" office:value="1.1264">
                <text:p>1.1264</text:p>
              </table:table-cell>
              <table:table-cell office:value-type="float" office:value="1.296525">
                <text:p>1.296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88">
                <text:p>1.5088</text:p>
              </table:table-cell>
              <table:table-cell office:value-type="float" office:value="1.5088">
                <text:p>1.5088</text:p>
              </table:table-cell>
              <table:table-cell office:value-type="float" office:value="1.178944">
                <text:p>1.1789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6">
                <text:p>1.376</text:p>
              </table:table-cell>
              <table:table-cell office:value-type="float" office:value="1.376">
                <text:p>1.376</text:p>
              </table:table-cell>
              <table:table-cell office:value-type="float" office:value="1.245179">
                <text:p>1.245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8">
                <text:p>1.9648</text:p>
              </table:table-cell>
              <table:table-cell office:value-type="float" office:value="1.9648">
                <text:p>1.9648</text:p>
              </table:table-cell>
              <table:table-cell office:value-type="float" office:value="1.237393">
                <text:p>1.237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2">
                <text:p>1.1112</text:p>
              </table:table-cell>
              <table:table-cell office:value-type="float" office:value="1.1112">
                <text:p>1.1112</text:p>
              </table:table-cell>
              <table:table-cell office:value-type="float" office:value="1.097642">
                <text:p>1.0976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5">
                <text:p>1.605</text:p>
              </table:table-cell>
              <table:table-cell office:value-type="float" office:value="1.605">
                <text:p>1.605</text:p>
              </table:table-cell>
              <table:table-cell office:value-type="float" office:value="1.17806">
                <text:p>1.17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034">
                <text:p>1.6034</text:p>
              </table:table-cell>
              <table:table-cell office:value-type="float" office:value="1.6034">
                <text:p>1.6034</text:p>
              </table:table-cell>
              <table:table-cell office:value-type="float" office:value="1.209372">
                <text:p>1.2093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49">
                <text:p>1.3149</text:p>
              </table:table-cell>
              <table:table-cell office:value-type="float" office:value="1.3149">
                <text:p>1.3149</text:p>
              </table:table-cell>
              <table:table-cell office:value-type="float" office:value="1.234203">
                <text:p>1.2342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88">
                <text:p>1.0788</text:p>
              </table:table-cell>
              <table:table-cell office:value-type="float" office:value="1.0788">
                <text:p>1.0788</text:p>
              </table:table-cell>
              <table:table-cell office:value-type="float" office:value="1.32282">
                <text:p>1.322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85">
                <text:p>1.9085</text:p>
              </table:table-cell>
              <table:table-cell office:value-type="float" office:value="1.9085">
                <text:p>1.9085</text:p>
              </table:table-cell>
              <table:table-cell office:value-type="float" office:value="1.185215">
                <text:p>1.1852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52">
                <text:p>1.1852</text:p>
              </table:table-cell>
              <table:table-cell office:value-type="float" office:value="1.1852">
                <text:p>1.1852</text:p>
              </table:table-cell>
              <table:table-cell office:value-type="float" office:value="1.081439">
                <text:p>1.081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44">
                <text:p>1.6444</text:p>
              </table:table-cell>
              <table:table-cell office:value-type="float" office:value="1.6444">
                <text:p>1.6444</text:p>
              </table:table-cell>
              <table:table-cell office:value-type="float" office:value="1.211847">
                <text:p>1.211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75">
                <text:p>0.7975</text:p>
              </table:table-cell>
              <table:table-cell office:value-type="float" office:value="0.7975">
                <text:p>0.7975</text:p>
              </table:table-cell>
              <table:table-cell office:value-type="float" office:value="1.292611">
                <text:p>1.2926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86">
                <text:p>1.4086</text:p>
              </table:table-cell>
              <table:table-cell office:value-type="float" office:value="1.4086">
                <text:p>1.4086</text:p>
              </table:table-cell>
              <table:table-cell office:value-type="float" office:value="1.085016">
                <text:p>1.0850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385">
                <text:p>1.5385</text:p>
              </table:table-cell>
              <table:table-cell office:value-type="float" office:value="1.5385">
                <text:p>1.5385</text:p>
              </table:table-cell>
              <table:table-cell office:value-type="float" office:value="1.303208">
                <text:p>1.303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445">
                <text:p>1.5445</text:p>
              </table:table-cell>
              <table:table-cell office:value-type="float" office:value="1.5445">
                <text:p>1.5445</text:p>
              </table:table-cell>
              <table:table-cell office:value-type="float" office:value="1.211426">
                <text:p>1.2114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87">
                <text:p>1.3287</text:p>
              </table:table-cell>
              <table:table-cell office:value-type="float" office:value="1.3287">
                <text:p>1.3287</text:p>
              </table:table-cell>
              <table:table-cell office:value-type="float" office:value="1.254059">
                <text:p>1.254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64">
                <text:p>1.3764</text:p>
              </table:table-cell>
              <table:table-cell office:value-type="float" office:value="1.3764">
                <text:p>1.3764</text:p>
              </table:table-cell>
              <table:table-cell office:value-type="float" office:value="1.334764">
                <text:p>1.3347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03">
                <text:p>0.8503</text:p>
              </table:table-cell>
              <table:table-cell office:value-type="float" office:value="0.8503">
                <text:p>0.8503</text:p>
              </table:table-cell>
              <table:table-cell office:value-type="float" office:value="1.086068">
                <text:p>1.0860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82">
                <text:p>0.8082</text:p>
              </table:table-cell>
              <table:table-cell office:value-type="float" office:value="0.8082">
                <text:p>0.8082</text:p>
              </table:table-cell>
              <table:table-cell office:value-type="float" office:value="1.372052">
                <text:p>1.3720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">
                <text:p>0.965</text:p>
              </table:table-cell>
              <table:table-cell office:value-type="float" office:value="0.965">
                <text:p>0.965</text:p>
              </table:table-cell>
              <table:table-cell office:value-type="float" office:value="1.253639">
                <text:p>1.2536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46">
                <text:p>1.1246</text:p>
              </table:table-cell>
              <table:table-cell office:value-type="float" office:value="1.1246">
                <text:p>1.1246</text:p>
              </table:table-cell>
              <table:table-cell office:value-type="float" office:value="1.551613">
                <text:p>1.551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53">
                <text:p>1.1453</text:p>
              </table:table-cell>
              <table:table-cell office:value-type="float" office:value="1.1453">
                <text:p>1.1453</text:p>
              </table:table-cell>
              <table:table-cell office:value-type="float" office:value="1.284227">
                <text:p>1.284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